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34DE87D6522E766B.jpg" manifest:media-type="image/jpeg"/>
  <manifest:file-entry manifest:full-path="Pictures/10000201000000FB00000093A4D63FD35B818F4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1.434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00000002D034DE87D6522E766B.jpg" xlink:type="simple" xlink:show="embed" xlink:actuate="onLoad">
            <text:p/>
          </draw:image>
        </draw:frame>
        <draw:frame draw:style-name="gr2" draw:text-style-name="P6" draw:layer="layout" svg:width="19.431cm" svg:height="11.684cm" svg:x="4.277cm" svg:y="3.794cm">
          <draw:text-box>
            <text:p text:style-name="P2"><text:span text:style-name="T1">Jesus is the light of the world</text:span></text:p>
            <text:p text:style-name="P3"><text:span text:style-name="T2">(John 8:12-30)</text:span></text:p>
            <text:p text:style-name="P2"><text:span text:style-name="T3">_________________</text:span></text:p>
            <text:p text:style-name="P4"><text:span text:style-name="T4">%language%</text:span></text:p>
            <text:p text:style-name="P3"><text:span text:style-name="T5">[%lang-code%]</text:span></text:p>
            <text:p text:style-name="P5"><text:span text:style-name="T4">%country%</text:span></text:p>
          </draw:text-box>
        </draw:frame>
        <draw:frame draw:style-name="gr3" draw:text-style-name="P1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8-11-08T14:54:37.452000000</dc:date>
    <meta:editing-duration>PT2H35M32S</meta:editing-duration>
    <meta:editing-cycles>38</meta:editing-cycles>
    <meta:generator>LibreOffice/5.4.7.2$Windows_X86_64 LibreOffice_project/c838ef25c16710f8838b1faec480ebba495259d0</meta:generator>
    <meta:document-statistic meta:object-count="3"/>
  </office:meta>
</office:document-meta>
</file>